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020000008528BAE514EC589DC0.png" manifest:media-type="image/png"/>
  <manifest:file-entry manifest:full-path="Pictures/1000000100000754000000A07E34B02E8A11D684.png" manifest:media-type="image/png"/>
  <manifest:file-entry manifest:full-path="Pictures/1000000100000344000000858BB9B2E39119604E.png" manifest:media-type="image/png"/>
  <manifest:file-entry manifest:full-path="Pictures/100000010000034000000148BFBA18B6FB5567E3.png" manifest:media-type="image/png"/>
  <manifest:file-entry manifest:full-path="Pictures/100000010000061B00000167933B7BA7BA3DB2F0.png" manifest:media-type="image/png"/>
  <manifest:file-entry manifest:full-path="Pictures/10000001000006D8000000FBEE1F60CDF1FBA936.png" manifest:media-type="image/png"/>
  <manifest:file-entry manifest:full-path="Pictures/100000010000054E000000C71DC0BE90A55B5E7C.png" manifest:media-type="image/png"/>
  <manifest:file-entry manifest:full-path="Pictures/10000001000005B9000000674B37EDBD6505F23A.png" manifest:media-type="image/png"/>
  <manifest:file-entry manifest:full-path="Pictures/10000001000004470000008A7985B3C10EF757B3.png" manifest:media-type="image/png"/>
  <manifest:file-entry manifest:full-path="Pictures/100000010000072B0000016FA1CEFDC3C1FBB8D1.png" manifest:media-type="image/png"/>
  <manifest:file-entry manifest:full-path="Pictures/1000000100000580000000769ABA9E23638EF1F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9cm" svg:height="1.619cm" svg:x="1cm" svg:y="1cm">
          <draw:image xlink:href="Pictures/1000000100000754000000A07E34B02E8A11D684.png" xlink:type="simple" xlink:show="embed" xlink:actuate="onLoad" draw:mime-type="image/png">
            <text:p/>
          </draw:image>
        </draw:frame>
        <draw:frame draw:style-name="gr1" draw:text-style-name="P1" draw:layer="layout" svg:width="9.888cm" svg:height="1.572cm" svg:x="1cm" svg:y="3.476cm">
          <draw:image xlink:href="Pictures/1000000100000344000000858BB9B2E39119604E.png" xlink:type="simple" xlink:show="embed" xlink:actuate="onLoad" draw:mime-type="image/png">
            <text:p/>
          </draw:image>
        </draw:frame>
        <draw:frame draw:style-name="gr1" draw:text-style-name="P1" draw:layer="layout" svg:width="11.177cm" svg:height="4.405cm" svg:x="1cm" svg:y="6.344cm">
          <draw:image xlink:href="Pictures/100000010000034000000148BFBA18B6FB5567E3.png" xlink:type="simple" xlink:show="embed" xlink:actuate="onLoad" draw:mime-type="image/png">
            <text:p/>
          </draw:image>
        </draw:frame>
        <draw:frame draw:style-name="gr1" draw:text-style-name="P1" draw:layer="layout" svg:width="18.872cm" svg:height="4.333cm" svg:x="1.128cm" svg:y="12.152cm">
          <draw:image xlink:href="Pictures/100000010000061B00000167933B7BA7BA3DB2F0.png" xlink:type="simple" xlink:show="embed" xlink:actuate="onLoad" draw:mime-type="image/png">
            <text:p/>
          </draw:image>
        </draw:frame>
        <draw:frame draw:style-name="gr1" draw:text-style-name="P1" draw:layer="layout" svg:width="19.029cm" svg:height="2.725cm" svg:x="1cm" svg:y="17.561cm">
          <draw:image xlink:href="Pictures/10000001000006D8000000FBEE1F60CDF1FBA936.png" xlink:type="simple" xlink:show="embed" xlink:actuate="onLoad" draw:mime-type="image/png">
            <text:p/>
          </draw:image>
        </draw:frame>
        <draw:frame draw:style-name="gr1" draw:text-style-name="P1" draw:layer="layout" svg:width="18.962cm" svg:height="2.776cm" svg:x="1cm" svg:y="21.104cm">
          <draw:image xlink:href="Pictures/100000010000054E000000C71DC0BE90A55B5E7C.png" xlink:type="simple" xlink:show="embed" xlink:actuate="onLoad" draw:mime-type="image/png">
            <text:p/>
          </draw:image>
        </draw:frame>
        <draw:frame draw:style-name="gr1" draw:text-style-name="P1" draw:layer="layout" svg:width="18.767cm" svg:height="1.318cm" svg:x="1cm" svg:y="24.397cm">
          <draw:image xlink:href="Pictures/10000001000005B9000000674B37EDBD6505F23A.png" xlink:type="simple" xlink:show="embed" xlink:actuate="onLoad" draw:mime-type="image/png">
            <text:p/>
          </draw:image>
        </draw:frame>
        <draw:frame draw:style-name="gr2" draw:text-style-name="P2" draw:layer="layout" svg:width="19.014cm" svg:height="2.463cm" svg:x="0.986cm" svg:y="26.237cm">
          <draw:image xlink:href="Pictures/10000001000004020000008528BAE514EC589DC0.png" xlink:type="simple" xlink:show="embed" xlink:actuate="onLoad" draw:mime-type="image/png">
            <text:p/>
          </draw:image>
        </draw:frame>
      </draw:page>
      <draw:page draw:name="page2" draw:style-name="dp1" draw:master-page-name="Predefinito">
        <draw:frame draw:style-name="gr1" draw:text-style-name="P1" draw:layer="layout" svg:width="19cm" svg:height="1.619cm" svg:x="1cm" svg:y="1cm">
          <draw:image xlink:href="Pictures/1000000100000754000000A07E34B02E8A11D684.png" xlink:type="simple" xlink:show="embed" xlink:actuate="onLoad" draw:mime-type="image/png">
            <text:p/>
          </draw:image>
        </draw:frame>
        <draw:frame draw:style-name="gr1" draw:text-style-name="P1" draw:layer="layout" svg:width="9.888cm" svg:height="1.572cm" svg:x="1cm" svg:y="3.476cm">
          <draw:image xlink:href="Pictures/1000000100000344000000858BB9B2E39119604E.png" xlink:type="simple" xlink:show="embed" xlink:actuate="onLoad" draw:mime-type="image/png">
            <text:p/>
          </draw:image>
        </draw:frame>
        <draw:frame draw:style-name="gr1" draw:text-style-name="P1" draw:layer="layout" svg:width="11.177cm" svg:height="4.405cm" svg:x="1cm" svg:y="6.344cm">
          <draw:image xlink:href="Pictures/100000010000034000000148BFBA18B6FB5567E3.png" xlink:type="simple" xlink:show="embed" xlink:actuate="onLoad" draw:mime-type="image/png">
            <text:p/>
          </draw:image>
        </draw:frame>
        <draw:frame draw:style-name="gr1" draw:text-style-name="P1" draw:layer="layout" svg:width="18.872cm" svg:height="4.333cm" svg:x="1.128cm" svg:y="12.152cm">
          <draw:image xlink:href="Pictures/100000010000061B00000167933B7BA7BA3DB2F0.png" xlink:type="simple" xlink:show="embed" xlink:actuate="onLoad" draw:mime-type="image/png">
            <text:p/>
          </draw:image>
        </draw:frame>
        <draw:frame draw:style-name="gr1" draw:text-style-name="P1" draw:layer="layout" svg:width="19.029cm" svg:height="2.725cm" svg:x="1cm" svg:y="17.561cm">
          <draw:image xlink:href="Pictures/10000001000006D8000000FBEE1F60CDF1FBA936.png" xlink:type="simple" xlink:show="embed" xlink:actuate="onLoad" draw:mime-type="image/png">
            <text:p/>
          </draw:image>
        </draw:frame>
        <draw:frame draw:style-name="gr1" draw:text-style-name="P1" draw:layer="layout" svg:width="18.962cm" svg:height="2.776cm" svg:x="1cm" svg:y="21.104cm">
          <draw:image xlink:href="Pictures/100000010000054E000000C71DC0BE90A55B5E7C.png" xlink:type="simple" xlink:show="embed" xlink:actuate="onLoad" draw:mime-type="image/png">
            <text:p/>
          </draw:image>
        </draw:frame>
        <draw:frame draw:style-name="gr1" draw:text-style-name="P1" draw:layer="layout" svg:width="18.767cm" svg:height="1.318cm" svg:x="1cm" svg:y="24.397cm">
          <draw:image xlink:href="Pictures/10000001000005B9000000674B37EDBD6505F23A.png" xlink:type="simple" xlink:show="embed" xlink:actuate="onLoad" draw:mime-type="image/png">
            <text:p/>
          </draw:image>
        </draw:frame>
        <draw:frame draw:style-name="gr2" draw:text-style-name="P2" draw:layer="layout" svg:width="18.882cm" svg:height="2.377cm" svg:x="1cm" svg:y="26.323cm">
          <draw:image xlink:href="Pictures/10000001000004470000008A7985B3C10EF757B3.png" xlink:type="simple" xlink:show="embed" xlink:actuate="onLoad" draw:mime-type="image/png">
            <text:p/>
          </draw:image>
        </draw:frame>
      </draw:page>
      <draw:page draw:name="page3" draw:style-name="dp1" draw:master-page-name="Predefinito">
        <draw:frame draw:style-name="gr1" draw:text-style-name="P1" draw:layer="layout" svg:width="19cm" svg:height="1.619cm" svg:x="1cm" svg:y="1cm">
          <draw:image xlink:href="Pictures/1000000100000754000000A07E34B02E8A11D684.png" xlink:type="simple" xlink:show="embed" xlink:actuate="onLoad" draw:mime-type="image/png">
            <text:p/>
          </draw:image>
        </draw:frame>
        <draw:frame draw:style-name="gr1" draw:text-style-name="P1" draw:layer="layout" svg:width="9.888cm" svg:height="1.572cm" svg:x="1cm" svg:y="3.476cm">
          <draw:image xlink:href="Pictures/1000000100000344000000858BB9B2E39119604E.png" xlink:type="simple" xlink:show="embed" xlink:actuate="onLoad" draw:mime-type="image/png">
            <text:p/>
          </draw:image>
        </draw:frame>
        <draw:frame draw:style-name="gr1" draw:text-style-name="P1" draw:layer="layout" svg:width="11.177cm" svg:height="4.405cm" svg:x="1cm" svg:y="5.767cm">
          <draw:image xlink:href="Pictures/100000010000034000000148BFBA18B6FB5567E3.png" xlink:type="simple" xlink:show="embed" xlink:actuate="onLoad" draw:mime-type="image/png">
            <text:p/>
          </draw:image>
        </draw:frame>
        <draw:frame draw:style-name="gr1" draw:text-style-name="P1" draw:layer="layout" svg:width="18.872cm" svg:height="4.333cm" svg:x="1cm" svg:y="10.761cm">
          <draw:image xlink:href="Pictures/100000010000061B00000167933B7BA7BA3DB2F0.png" xlink:type="simple" xlink:show="embed" xlink:actuate="onLoad" draw:mime-type="image/png">
            <text:p/>
          </draw:image>
        </draw:frame>
        <draw:frame draw:style-name="gr1" draw:text-style-name="P1" draw:layer="layout" svg:width="19.029cm" svg:height="2.725cm" svg:x="0.971cm" svg:y="15.594cm">
          <draw:image xlink:href="Pictures/10000001000006D8000000FBEE1F60CDF1FBA936.png" xlink:type="simple" xlink:show="embed" xlink:actuate="onLoad" draw:mime-type="image/png">
            <text:p/>
          </draw:image>
        </draw:frame>
        <draw:frame draw:style-name="gr1" draw:text-style-name="P1" draw:layer="layout" svg:width="18.962cm" svg:height="2.776cm" svg:x="1.038cm" svg:y="18.865cm">
          <draw:image xlink:href="Pictures/100000010000054E000000C71DC0BE90A55B5E7C.png" xlink:type="simple" xlink:show="embed" xlink:actuate="onLoad" draw:mime-type="image/png">
            <text:p/>
          </draw:image>
        </draw:frame>
        <draw:frame draw:style-name="gr1" draw:text-style-name="P1" draw:layer="layout" svg:width="18.767cm" svg:height="1.318cm" svg:x="1cm" svg:y="22.159cm">
          <draw:image xlink:href="Pictures/10000001000005B9000000674B37EDBD6505F23A.png" xlink:type="simple" xlink:show="embed" xlink:actuate="onLoad" draw:mime-type="image/png">
            <text:p/>
          </draw:image>
        </draw:frame>
        <draw:frame draw:style-name="gr2" draw:text-style-name="P2" draw:layer="layout" svg:width="19cm" svg:height="3.799cm" svg:x="1cm" svg:y="24.901cm">
          <draw:image xlink:href="Pictures/100000010000072B0000016FA1CEFDC3C1FBB8D1.png" xlink:type="simple" xlink:show="embed" xlink:actuate="onLoad" draw:mime-type="image/png">
            <text:p/>
          </draw:image>
        </draw:frame>
      </draw:page>
      <draw:page draw:name="page4" draw:style-name="dp1" draw:master-page-name="Predefinito">
        <draw:frame draw:style-name="gr1" draw:text-style-name="P1" draw:layer="layout" svg:width="19cm" svg:height="1.619cm" svg:x="1cm" svg:y="1cm">
          <draw:image xlink:href="Pictures/1000000100000754000000A07E34B02E8A11D684.png" xlink:type="simple" xlink:show="embed" xlink:actuate="onLoad" draw:mime-type="image/png">
            <text:p/>
          </draw:image>
        </draw:frame>
        <draw:frame draw:style-name="gr1" draw:text-style-name="P1" draw:layer="layout" svg:width="9.888cm" svg:height="1.572cm" svg:x="1cm" svg:y="3.476cm">
          <draw:image xlink:href="Pictures/1000000100000344000000858BB9B2E39119604E.png" xlink:type="simple" xlink:show="embed" xlink:actuate="onLoad" draw:mime-type="image/png">
            <text:p/>
          </draw:image>
        </draw:frame>
        <draw:frame draw:style-name="gr1" draw:text-style-name="P1" draw:layer="layout" svg:width="11.177cm" svg:height="4.405cm" svg:x="1cm" svg:y="6.344cm">
          <draw:image xlink:href="Pictures/100000010000034000000148BFBA18B6FB5567E3.png" xlink:type="simple" xlink:show="embed" xlink:actuate="onLoad" draw:mime-type="image/png">
            <text:p/>
          </draw:image>
        </draw:frame>
        <draw:frame draw:style-name="gr1" draw:text-style-name="P1" draw:layer="layout" svg:width="18.872cm" svg:height="4.333cm" svg:x="1.128cm" svg:y="12.152cm">
          <draw:image xlink:href="Pictures/100000010000061B00000167933B7BA7BA3DB2F0.png" xlink:type="simple" xlink:show="embed" xlink:actuate="onLoad" draw:mime-type="image/png">
            <text:p/>
          </draw:image>
        </draw:frame>
        <draw:frame draw:style-name="gr1" draw:text-style-name="P1" draw:layer="layout" svg:width="19.029cm" svg:height="2.725cm" svg:x="1cm" svg:y="17.561cm">
          <draw:image xlink:href="Pictures/10000001000006D8000000FBEE1F60CDF1FBA936.png" xlink:type="simple" xlink:show="embed" xlink:actuate="onLoad" draw:mime-type="image/png">
            <text:p/>
          </draw:image>
        </draw:frame>
        <draw:frame draw:style-name="gr1" draw:text-style-name="P1" draw:layer="layout" svg:width="18.962cm" svg:height="2.776cm" svg:x="1cm" svg:y="21.104cm">
          <draw:image xlink:href="Pictures/100000010000054E000000C71DC0BE90A55B5E7C.png" xlink:type="simple" xlink:show="embed" xlink:actuate="onLoad" draw:mime-type="image/png">
            <text:p/>
          </draw:image>
        </draw:frame>
        <draw:frame draw:style-name="gr1" draw:text-style-name="P1" draw:layer="layout" svg:width="18.767cm" svg:height="1.318cm" svg:x="1cm" svg:y="24.397cm">
          <draw:image xlink:href="Pictures/10000001000005B9000000674B37EDBD6505F23A.png" xlink:type="simple" xlink:show="embed" xlink:actuate="onLoad" draw:mime-type="image/png">
            <text:p/>
          </draw:image>
        </draw:frame>
        <draw:frame draw:style-name="gr2" draw:text-style-name="P2" draw:layer="layout" svg:width="19.074cm" svg:height="1.597cm" svg:x="1cm" svg:y="27.103cm">
          <draw:image xlink:href="Pictures/1000000100000580000000769ABA9E23638EF1F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8:34:10.160000000</meta:creation-date>
    <meta:generator>LibreOffice/7.6.1.2$Windows_X86_64 LibreOffice_project/f5defcebd022c5bc36bbb79be232cb6926d8f674</meta:generator>
    <dc:date>2024-06-19T19:12:33.426000000</dc:date>
    <meta:editing-duration>PT2H2M6S</meta:editing-duration>
    <meta:editing-cycles>7</meta:editing-cycles>
    <meta:document-statistic meta:object-count="32"/>
  </office:meta>
</office:document-meta>
</file>